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ae75" officeooo:paragraph-rsid="000bae75"/>
    </style:style>
    <style:style style:name="P2" style:family="paragraph" style:parent-style-name="Standard">
      <style:text-properties officeooo:rsid="000bae75" officeooo:paragraph-rsid="000daa25"/>
    </style:style>
    <style:style style:name="P3" style:family="paragraph" style:parent-style-name="Standard">
      <style:text-properties style:text-underline-style="solid" style:text-underline-width="auto" style:text-underline-color="font-color" officeooo:rsid="000bae75" officeooo:paragraph-rsid="000bae75"/>
    </style:style>
    <style:style style:name="P4" style:family="paragraph" style:parent-style-name="Standard">
      <style:text-properties style:text-underline-style="solid" style:text-underline-width="auto" style:text-underline-color="font-color" officeooo:rsid="000daa25" officeooo:paragraph-rsid="000daa25"/>
    </style:style>
    <style:style style:name="P5" style:family="paragraph" style:parent-style-name="Standard">
      <style:text-properties officeooo:rsid="000daa25" officeooo:paragraph-rsid="000daa25"/>
    </style:style>
    <style:style style:name="P6" style:family="paragraph" style:parent-style-name="Standard">
      <style:text-properties officeooo:rsid="000de4b9" officeooo:paragraph-rsid="000de4b9"/>
    </style:style>
    <style:style style:name="P7" style:family="paragraph" style:parent-style-name="Standard">
      <style:text-properties officeooo:rsid="000daa25" officeooo:paragraph-rsid="000daa25"/>
    </style:style>
    <style:style style:name="P8" style:family="paragraph" style:parent-style-name="Standard">
      <style:text-properties officeooo:rsid="000de4b9" officeooo:paragraph-rsid="000daa25"/>
    </style:style>
    <style:style style:name="P9" style:family="paragraph" style:parent-style-name="Standard">
      <style:text-properties officeooo:rsid="000e0297" officeooo:paragraph-rsid="000daa25"/>
    </style:style>
    <style:style style:name="P10" style:family="paragraph" style:parent-style-name="Standard">
      <style:text-properties officeooo:rsid="000e0297" officeooo:paragraph-rsid="000e0297"/>
    </style:style>
    <style:style style:name="P11" style:family="paragraph" style:parent-style-name="Standard">
      <style:text-properties style:text-underline-style="solid" style:text-underline-width="auto" style:text-underline-color="font-color" officeooo:rsid="000daa25" officeooo:paragraph-rsid="000daa25"/>
    </style:style>
    <style:style style:name="P12" style:family="paragraph" style:parent-style-name="Standard">
      <style:text-properties officeooo:rsid="000fe12a" officeooo:paragraph-rsid="000fe12a"/>
    </style:style>
    <style:style style:name="P13" style:family="paragraph" style:parent-style-name="Standard">
      <style:text-properties officeooo:rsid="000bae75" officeooo:paragraph-rsid="000daa25"/>
    </style:style>
    <style:style style:name="P14" style:family="paragraph" style:parent-style-name="Standard">
      <style:text-properties officeooo:rsid="001103ad" officeooo:paragraph-rsid="001103ad"/>
    </style:style>
    <style:style style:name="P15" style:family="paragraph" style:parent-style-name="Standard">
      <style:text-properties officeooo:rsid="00124fcd" officeooo:paragraph-rsid="00124fcd"/>
    </style:style>
    <style:style style:name="T1" style:family="text">
      <style:text-properties officeooo:rsid="000daa25"/>
    </style:style>
    <style:style style:name="T2" style:family="text">
      <style:text-properties officeooo:rsid="000de4b9"/>
    </style:style>
    <style:style style:name="T3" style:family="text">
      <style:text-properties officeooo:rsid="000e0297"/>
    </style:style>
    <style:style style:name="T4" style:family="text">
      <style:text-properties officeooo:rsid="000fe1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yse du projet :</text:p>
      <text:p text:style-name="P1"/>
      <text:p text:style-name="P3">Ce qui marche :</text:p>
      <text:p text:style-name="P1">* Au <text:span text:style-name="T1">démarrage</text:span> :</text:p>
      <text:p text:style-name="P6"><text:tab/>- La vue de connexion : choix de la difficulté et du nombre de joueur.</text:p>
      <text:p text:style-name="P6"><text:tab/>- La vue inscription : choix des noms des joueurs.</text:p>
      <text:p text:style-name="P1"><text:tab/>- <text:span text:style-name="T2">Puis l</text:span>a création  du plateau, des joueurs et de leurs mains, la création <text:s/>de la messageBox, <text:tab/> <text:s/>du niveau d’eau, <text:span text:style-name="T2">ainsi que la case pour accéder à la défausse et les trésors obtenus.</text:span></text:p>
      <text:p text:style-name="P1"><text:tab/>- le placement des joueurs sur leur case de départ.</text:p>
      <text:p text:style-name="P1"/>
      <text:p text:style-name="P1">* Les boutons :</text:p>
      <text:p text:style-name="P1"><text:tab/>- Le déplacement d’un joueur via le bouton déplacer.</text:p>
      <text:p text:style-name="P1"><text:tab/>- l’assèchement d’une case via le bouton assécher.</text:p>
      <text:p text:style-name="P1"><text:tab/><text:span text:style-name="T1">- La récupération d’un trésor via le bouton.</text:span></text:p>
      <text:p text:style-name="P1"><text:tab/>- les joueurs ne peuvent faire que <text:s/>3 actions.</text:p>
      <text:p text:style-name="P1"><text:tab/>- le bouton fin du tour (change <text:span text:style-name="T2">le</text:span> joueur courant).</text:p>
      <text:p text:style-name="P6"><text:tab/>- L’utilisation d’une carte (hélico ou sac de sable) en cliquant sur jouer carte puis en cliquant <text:tab/> <text:s/>sur la carte que l’on veut jouer.</text:p>
      <text:p text:style-name="P1"/>
      <text:p text:style-name="P2"><text:span text:style-name="T1">* L</text:span>a mise à jour (modèle + vue) :</text:p>
      <text:p text:style-name="P5"><text:tab/>- du niveau d’eau</text:p>
      <text:p text:style-name="P2"><text:tab/>- de la position des joueurs</text:p>
      <text:p text:style-name="P1"><text:tab/>- de l’état de la tuile </text:p>
      <text:p text:style-name="P5"><text:tab/>- de la main des joueurs </text:p>
      <text:p text:style-name="P5"><text:tab/>- affichage d’un texte dans la message box associée à l’action du joueur</text:p>
      <text:p text:style-name="P6"><text:tab/>- La pioche des cartes inondation et tirage à la fin du tour du joueur courant</text:p>
      <text:p text:style-name="P5"><text:s/></text:p>
      <text:p text:style-name="P5">* Les capacités des aventuriers :</text:p>
      <text:p text:style-name="P5"><text:tab/>- pilote (peut se déplacer où il veut une fois par tour)</text:p>
      <text:p text:style-name="P5"><text:tab/>- <text:span text:style-name="T2">plongeur (peut se déplacer librement dans les cases coulées et inondées)</text:span></text:p>
      <text:p text:style-name="P8"><text:tab/>- navigateur (4 actions au lieu de 3)</text:p>
      <text:p text:style-name="P2"><text:span text:style-name="T2">- explorateur (peut assécher et se déplacer en diagonale)</text:span></text:p>
      <text:p text:style-name="P12">-ingénieur (peut assécher en une action) </text:p>
      <text:p text:style-name="P2"/>
      <text:p text:style-name="P2">* <text:span text:style-name="T1">Fin de partie :</text:span></text:p>
      <text:p text:style-name="P5"><text:tab/>- Vérification à chaque tour si <text:s/>victoire ou défaite</text:p>
      <text:p text:style-name="P2"/>
      <text:p text:style-name="P2">* <text:span text:style-name="T3">gestion des erreurs :</text:span></text:p>
      <text:p text:style-name="P9"><text:tab/>- Si un joueur est sur une case coulée, il devra en sortir avant de pouvoir faire autre chose.</text:p>
      <text:p text:style-name="P2"><text:span text:style-name="T3"><text:tab/>- Les joueurs doivent avoir un nom.</text:span></text:p>
      <text:p text:style-name="P12"><text:tab/>- Les joueurs sont obligés de défausser leur carte (si ils en ont trop), <text:s/>au début de leur tour, et ne peuvent pas faire autre chose tant qu’ils en ont trop.</text:p>
      <text:p text:style-name="P12"><text:tab/>- Le niveau d’eau ne peut pas excéder 10.</text:p>
      <text:p text:style-name="P12"/>
      <text:p text:style-name="P12"/>
      <text:p text:style-name="P1"/>
      <text:p text:style-name="P1"/>
      <text:p text:style-name="P4">Ce qui ne marche pas ou mal :</text:p>
      <text:p text:style-name="P5"/>
      <text:p text:style-name="P5">- Capacité de l’ingénieur pas optimisé (il ne peut pas assécher 2 cases en dernière action).</text:p>
      <text:p text:style-name="P10">- le pilote peut sortir d’une tuile <text:span text:style-name="T4">en utilisant son pouvoir.</text:span></text:p>
      <text:p text:style-name="P12">- Nous n’avons pas codé le pouvoir du messager.</text:p>
      <text:p text:style-name="P14"><text:soft-page-break/>- On ne <text:s/>choisi pas à qui on donne une carte : on la donnera toujours au dernier joueur de l’arraylist&lt;joueur&gt; de la case.</text:p>
      <text:p text:style-name="P12"/>
      <text:p text:style-name="P15">- Nous n’avons pas géré si un joueur est sur une tuile coulée et que toutes les tuiles adjacentes à la sienne le son aussi.</text:p>
      <text:p text:style-name="P1"><text:tab/><text:tab/></text:p>
      <text:p text:style-name="P4">Amélioration possible : </text:p>
      <text:p text:style-name="P5">- </text:p>
      <text:p text:style-name="P2"><text:tab/><text:tab/>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5:28:24.551173952</meta:creation-date>
    <dc:date>2017-01-12T09:15:15.251247264</dc:date>
    <meta:editing-duration>PT1H4M25S</meta:editing-duration>
    <meta:editing-cycles>6</meta:editing-cycles>
    <meta:generator>LibreOffice/5.2.4.2.1$Linux_X86_64 LibreOffice_project/20m0$Build-2</meta:generator>
    <meta:document-statistic meta:table-count="0" meta:image-count="0" meta:object-count="0" meta:page-count="2" meta:paragraph-count="45" meta:word-count="447" meta:character-count="2321" meta:non-whitespace-character-count="1867"/>
  </office:meta>
</office:document-meta>
</file>